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one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50" calcext:value-type="float">
            <text:p>-5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ally_hero_is_near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5" calcext:value-type="float">
            <text:p>-15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20:45:59.380285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4T21:18:01.268124153</dc:date>
    <meta:editing-duration>P2DT1H59M8S</meta:editing-duration>
    <meta:editing-cycles>2027</meta:editing-cycles>
    <meta:document-statistic meta:table-count="9" meta:cell-count="2607" meta:object-count="0"/>
  </office:meta>
</office:document-meta>
</file>